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AntVariableContainer.updateProject(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vyAntVariableContainer.setPropertyIfNotSet( String property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AntVariableContainer.getVariabl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AntVariableContainer.IvyAntVariableContainer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ntVariableContainer.setVariable( String varName , String value , boolean overwri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AntVariableContain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